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3 年 6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5551" calcext:value-type="float">
            <text:p><text:s text:c="3"/>95,551</text:p>
          </table:table-cell>
          <table:table-cell table:style-name="ce36" office:value-type="float" office:value="3333" calcext:value-type="float">
            <text:p><text:s text:c="3"/>3,333</text:p>
          </table:table-cell>
          <table:table-cell table:style-name="ce36" office:value-type="float" office:value="9253" calcext:value-type="float">
            <text:p><text:s text:c="3"/>9,253</text:p>
          </table:table-cell>
          <table:table-cell table:style-name="ce36" office:value-type="float" office:value="6796" calcext:value-type="float">
            <text:p><text:s text:c="3"/>6,796</text:p>
          </table:table-cell>
          <table:table-cell table:style-name="ce36" office:value-type="float" office:value="3622" calcext:value-type="float">
            <text:p><text:s text:c="3"/>3,622</text:p>
          </table:table-cell>
          <table:table-cell table:style-name="ce36" office:value-type="float" office:value="2089" calcext:value-type="float">
            <text:p><text:s text:c="3"/>2,089</text:p>
          </table:table-cell>
          <table:table-cell table:style-name="ce36" office:value-type="float" office:value="3366" calcext:value-type="float">
            <text:p><text:s text:c="3"/>3,366</text:p>
          </table:table-cell>
          <table:table-cell table:style-name="ce36" office:value-type="float" office:value="10431" calcext:value-type="float">
            <text:p><text:s text:c="3"/>10,431</text:p>
          </table:table-cell>
          <table:table-cell table:style-name="ce36" office:value-type="float" office:value="380" calcext:value-type="float">
            <text:p><text:s text:c="3"/>380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float" office:value="7489" calcext:value-type="float">
            <text:p><text:s text:c="3"/>7,489</text:p>
          </table:table-cell>
          <table:table-cell table:style-name="ce36" office:value-type="float" office:value="47446" calcext:value-type="float">
            <text:p><text:s text:c="3"/>47,446</text:p>
          </table:table-cell>
          <table:table-cell table:style-name="ce36" office:value-type="float" office:value="1261" calcext:value-type="float">
            <text:p><text:s text:c="3"/>1,261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94154" calcext:value-type="float">
            <text:p><text:s text:c="3"/>94,154</text:p>
          </table:table-cell>
          <table:table-cell table:style-name="ce36" office:value-type="float" office:value="3203" calcext:value-type="float">
            <text:p><text:s text:c="3"/>3,203</text:p>
          </table:table-cell>
          <table:table-cell table:style-name="ce36" office:value-type="float" office:value="8356" calcext:value-type="float">
            <text:p><text:s text:c="3"/>8,356</text:p>
          </table:table-cell>
          <table:table-cell table:style-name="ce36" office:value-type="float" office:value="7125" calcext:value-type="float">
            <text:p><text:s text:c="3"/>7,125</text:p>
          </table:table-cell>
          <table:table-cell table:style-name="ce36" office:value-type="float" office:value="3944" calcext:value-type="float">
            <text:p><text:s text:c="3"/>3,944</text:p>
          </table:table-cell>
          <table:table-cell table:style-name="ce36" office:value-type="float" office:value="2027" calcext:value-type="float">
            <text:p><text:s text:c="3"/>2,027</text:p>
          </table:table-cell>
          <table:table-cell table:style-name="ce36" office:value-type="float" office:value="2935" calcext:value-type="float">
            <text:p><text:s text:c="3"/>2,935</text:p>
          </table:table-cell>
          <table:table-cell table:style-name="ce36" office:value-type="float" office:value="10754" calcext:value-type="float">
            <text:p><text:s text:c="3"/>10,754</text:p>
          </table:table-cell>
          <table:table-cell table:style-name="ce36" office:value-type="float" office:value="796" calcext:value-type="float">
            <text:p><text:s text:c="3"/>796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489" calcext:value-type="float">
            <text:p><text:s text:c="3"/>7,489</text:p>
          </table:table-cell>
          <table:table-cell table:style-name="ce36" office:value-type="float" office:value="47447" calcext:value-type="float">
            <text:p><text:s text:c="3"/>47,447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57" office:value-type="float" office:value="1397" calcext:value-type="float">
            <text:p>1,397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3805" calcext:value-type="float">
            <text:p><text:s text:c="3"/>43,805</text:p>
          </table:table-cell>
          <table:table-cell table:style-name="ce36" office:value-type="float" office:value="1495" calcext:value-type="float">
            <text:p><text:s text:c="3"/>1,495</text:p>
          </table:table-cell>
          <table:table-cell table:style-name="ce36" office:value-type="float" office:value="4384" calcext:value-type="float">
            <text:p><text:s text:c="3"/>4,384</text:p>
          </table:table-cell>
          <table:table-cell table:style-name="ce36" office:value-type="float" office:value="3255" calcext:value-type="float">
            <text:p><text:s text:c="3"/>3,255</text:p>
          </table:table-cell>
          <table:table-cell table:style-name="ce36" office:value-type="float" office:value="1646" calcext:value-type="float">
            <text:p><text:s text:c="3"/>1,646</text:p>
          </table:table-cell>
          <table:table-cell table:style-name="ce36" office:value-type="float" office:value="975" calcext:value-type="float">
            <text:p><text:s text:c="3"/>975</text:p>
          </table:table-cell>
          <table:table-cell table:style-name="ce36" office:value-type="float" office:value="1632" calcext:value-type="float">
            <text:p><text:s text:c="3"/>1,632</text:p>
          </table:table-cell>
          <table:table-cell table:style-name="ce36" office:value-type="float" office:value="4756" calcext:value-type="float">
            <text:p><text:s text:c="3"/>4,756</text:p>
          </table:table-cell>
          <table:table-cell table:style-name="ce36" office:value-type="float" office:value="223" calcext:value-type="float">
            <text:p><text:s text:c="3"/>223</text:p>
          </table:table-cell>
          <table:table-cell table:style-name="ce39" office:value-type="float" office:value="4" calcext:value-type="float">
            <text:p>4</text:p>
          </table:table-cell>
          <table:table-cell table:style-name="ce36" office:value-type="float" office:value="3492" calcext:value-type="float">
            <text:p><text:s text:c="3"/>3,492</text:p>
          </table:table-cell>
          <table:table-cell table:style-name="ce36" office:value-type="float" office:value="21565" calcext:value-type="float">
            <text:p><text:s text:c="3"/>21,565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3321" calcext:value-type="float">
            <text:p><text:s text:c="3"/>43,321</text:p>
          </table:table-cell>
          <table:table-cell table:style-name="ce36" office:value-type="float" office:value="1362" calcext:value-type="float">
            <text:p><text:s text:c="3"/>1,362</text:p>
          </table:table-cell>
          <table:table-cell table:style-name="ce36" office:value-type="float" office:value="3907" calcext:value-type="float">
            <text:p><text:s text:c="3"/>3,907</text:p>
          </table:table-cell>
          <table:table-cell table:style-name="ce36" office:value-type="float" office:value="3310" calcext:value-type="float">
            <text:p><text:s text:c="3"/>3,310</text:p>
          </table:table-cell>
          <table:table-cell table:style-name="ce36" office:value-type="float" office:value="1746" calcext:value-type="float">
            <text:p><text:s text:c="3"/>1,746</text:p>
          </table:table-cell>
          <table:table-cell table:style-name="ce36" office:value-type="float" office:value="905" calcext:value-type="float">
            <text:p><text:s text:c="3"/>905</text:p>
          </table:table-cell>
          <table:table-cell table:style-name="ce36" office:value-type="float" office:value="1383" calcext:value-type="float">
            <text:p><text:s text:c="3"/>1,383</text:p>
          </table:table-cell>
          <table:table-cell table:style-name="ce36" office:value-type="float" office:value="5149" calcext:value-type="float">
            <text:p><text:s text:c="3"/>5,149</text:p>
          </table:table-cell>
          <table:table-cell table:style-name="ce36" office:value-type="float" office:value="471" calcext:value-type="float">
            <text:p><text:s text:c="3"/>471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492" calcext:value-type="float">
            <text:p><text:s text:c="3"/>3,492</text:p>
          </table:table-cell>
          <table:table-cell table:style-name="ce36" office:value-type="float" office:value="21565" calcext:value-type="float">
            <text:p><text:s text:c="3"/>21,56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58" office:value-type="float" office:value="484" calcext:value-type="float">
            <text:p>484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1746" calcext:value-type="float">
            <text:p><text:s text:c="3"/>51,746</text:p>
          </table:table-cell>
          <table:table-cell table:style-name="ce37" office:value-type="float" office:value="1838" calcext:value-type="float">
            <text:p><text:s text:c="3"/>1,838</text:p>
          </table:table-cell>
          <table:table-cell table:style-name="ce37" office:value-type="float" office:value="4869" calcext:value-type="float">
            <text:p><text:s text:c="3"/>4,869</text:p>
          </table:table-cell>
          <table:table-cell table:style-name="ce37" office:value-type="float" office:value="3541" calcext:value-type="float">
            <text:p><text:s text:c="3"/>3,541</text:p>
          </table:table-cell>
          <table:table-cell table:style-name="ce37" office:value-type="float" office:value="1976" calcext:value-type="float">
            <text:p><text:s text:c="3"/>1,976</text:p>
          </table:table-cell>
          <table:table-cell table:style-name="ce37" office:value-type="float" office:value="1114" calcext:value-type="float">
            <text:p><text:s text:c="3"/>1,114</text:p>
          </table:table-cell>
          <table:table-cell table:style-name="ce37" office:value-type="float" office:value="1734" calcext:value-type="float">
            <text:p><text:s text:c="3"/>1,734</text:p>
          </table:table-cell>
          <table:table-cell table:style-name="ce37" office:value-type="float" office:value="5675" calcext:value-type="float">
            <text:p><text:s text:c="3"/>5,675</text:p>
          </table:table-cell>
          <table:table-cell table:style-name="ce37" office:value-type="float" office:value="157" calcext:value-type="float">
            <text:p><text:s text:c="3"/>157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3997" calcext:value-type="float">
            <text:p><text:s text:c="3"/>3,997</text:p>
          </table:table-cell>
          <table:table-cell table:style-name="ce37" office:value-type="float" office:value="25881" calcext:value-type="float">
            <text:p><text:s text:c="3"/>25,881</text:p>
          </table:table-cell>
          <table:table-cell table:style-name="ce37" office:value-type="float" office:value="929" calcext:value-type="float">
            <text:p><text:s text:c="3"/>929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37" office:value-type="float" office:value="50833" calcext:value-type="float">
            <text:p><text:s text:c="3"/>50,833</text:p>
          </table:table-cell>
          <table:table-cell table:style-name="ce37" office:value-type="float" office:value="1841" calcext:value-type="float">
            <text:p><text:s text:c="3"/>1,841</text:p>
          </table:table-cell>
          <table:table-cell table:style-name="ce37" office:value-type="float" office:value="4449" calcext:value-type="float">
            <text:p><text:s text:c="3"/>4,449</text:p>
          </table:table-cell>
          <table:table-cell table:style-name="ce37" office:value-type="float" office:value="3815" calcext:value-type="float">
            <text:p><text:s text:c="3"/>3,815</text:p>
          </table:table-cell>
          <table:table-cell table:style-name="ce37" office:value-type="float" office:value="2198" calcext:value-type="float">
            <text:p><text:s text:c="3"/>2,198</text:p>
          </table:table-cell>
          <table:table-cell table:style-name="ce37" office:value-type="float" office:value="1122" calcext:value-type="float">
            <text:p><text:s text:c="3"/>1,122</text:p>
          </table:table-cell>
          <table:table-cell table:style-name="ce37" office:value-type="float" office:value="1552" calcext:value-type="float">
            <text:p><text:s text:c="3"/>1,552</text:p>
          </table:table-cell>
          <table:table-cell table:style-name="ce37" office:value-type="float" office:value="5605" calcext:value-type="float">
            <text:p><text:s text:c="3"/>5,605</text:p>
          </table:table-cell>
          <table:table-cell table:style-name="ce37" office:value-type="float" office:value="325" calcext:value-type="float">
            <text:p><text:s text:c="3"/>325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997" calcext:value-type="float">
            <text:p><text:s text:c="3"/>3,997</text:p>
          </table:table-cell>
          <table:table-cell table:style-name="ce37" office:value-type="float" office:value="25882" calcext:value-type="float">
            <text:p><text:s text:c="3"/>25,88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58" office:value-type="float" office:value="913" calcext:value-type="float">
            <text:p>913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6129" calcext:value-type="float">
            <text:p>16,129</text:p>
          </table:table-cell>
          <table:table-cell table:style-name="ce38" office:value-type="float" office:value="745" calcext:value-type="float">
            <text:p>7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18" calcext:value-type="float">
            <text:p>4,218</text:p>
          </table:table-cell>
          <table:table-cell table:style-name="ce38" office:value-type="float" office:value="409" calcext:value-type="float">
            <text:p>409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3079" calcext:value-type="float">
            <text:p>3,079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61" calcext:value-type="float">
            <text:p>6,761</text:p>
          </table:table-cell>
          <table:table-cell table:style-name="ce38" office:value-type="float" office:value="242" calcext:value-type="float">
            <text:p>24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6817" calcext:value-type="float">
            <text:p>16,817</text:p>
          </table:table-cell>
          <table:table-cell table:style-name="ce38" office:value-type="float" office:value="776" calcext:value-type="float">
            <text:p>7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94" calcext:value-type="float">
            <text:p>4,094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3906" calcext:value-type="float">
            <text:p>3,906</text:p>
          </table:table-cell>
          <table:table-cell table:style-name="ce38" office:value-type="float" office:value="198" calcext:value-type="float">
            <text:p>19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761" calcext:value-type="float">
            <text:p>6,76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2" calcext:value-type="float">
            <text:p>22</text:p>
          </table:table-cell>
          <table:table-cell table:style-name="ce57" office:value-type="float" office:value="-688" calcext:value-type="float">
            <text:p><text:s/>－688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304" calcext:value-type="float">
            <text:p>7,304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11" calcext:value-type="float">
            <text:p>2,011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418" calcext:value-type="float">
            <text:p>1,418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1" calcext:value-type="float">
            <text:p>2,961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7694" calcext:value-type="float">
            <text:p>7,694</text:p>
          </table:table-cell>
          <table:table-cell table:style-name="ce39" office:value-type="float" office:value="339" calcext:value-type="float">
            <text:p>3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7" calcext:value-type="float">
            <text:p>1,907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899" calcext:value-type="float">
            <text:p>1,899</text:p>
          </table:table-cell>
          <table:table-cell table:style-name="ce39" office:value-type="float" office:value="109" calcext:value-type="float">
            <text:p>10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61" calcext:value-type="float">
            <text:p>2,96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58" office:value-type="float" office:value="-390" calcext:value-type="float">
            <text:p><text:s/>－390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825" calcext:value-type="float">
            <text:p>8,825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661" calcext:value-type="float">
            <text:p>1,661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9123" calcext:value-type="float">
            <text:p>9,123</text:p>
          </table:table-cell>
          <table:table-cell table:style-name="ce40" office:value-type="float" office:value="437" calcext:value-type="float">
            <text:p>4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2007" calcext:value-type="float">
            <text:p>2,007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4" calcext:value-type="float">
            <text:p>14</text:p>
          </table:table-cell>
          <table:table-cell table:style-name="ce58" office:value-type="float" office:value="-298" calcext:value-type="float">
            <text:p><text:s/>－298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324" calcext:value-type="float">
            <text:p>13,324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8" office:value-type="float" office:value="4094" calcext:value-type="float">
            <text:p>4,0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4" calcext:value-type="float">
            <text:p>4,824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716" calcext:value-type="float">
            <text:p>12,716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8" office:value-type="float" office:value="4218" calcext:value-type="float">
            <text:p>4,21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1866" calcext:value-type="float">
            <text:p>1,866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824" calcext:value-type="float">
            <text:p>4,82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" calcext:value-type="float">
            <text:p>4</text:p>
          </table:table-cell>
          <table:table-cell table:style-name="ce57" office:value-type="float" office:value="608" calcext:value-type="float">
            <text:p>608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72" calcext:value-type="float">
            <text:p>6,072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1907" calcext:value-type="float">
            <text:p>1,9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918" calcext:value-type="float">
            <text:p>918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03" calcext:value-type="float">
            <text:p>2,203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906" calcext:value-type="float">
            <text:p>5,906</text:p>
          </table:table-cell>
          <table:table-cell table:style-name="ce39" office:value-type="float" office:value="444" calcext:value-type="float">
            <text:p>444</text:p>
          </table:table-cell>
          <table:table-cell table:style-name="ce39" office:value-type="float" office:value="2011" calcext:value-type="float">
            <text:p>2,0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01" calcext:value-type="float">
            <text:p>901</text:p>
          </table:table-cell>
          <table:table-cell table:style-name="ce39" office:value-type="float" office:value="41" calcext:value-type="float">
            <text:p>4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03" calcext:value-type="float">
            <text:p>2,203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58" office:value-type="float" office:value="166" calcext:value-type="float">
            <text:p>166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252" calcext:value-type="float">
            <text:p>7,252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2187" calcext:value-type="float">
            <text:p>2,18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21" calcext:value-type="float">
            <text:p>2,621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6810" calcext:value-type="float">
            <text:p>6,810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21" calcext:value-type="float">
            <text:p>2,6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442" calcext:value-type="float">
            <text:p>442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042" calcext:value-type="float">
            <text:p>12,042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2649" calcext:value-type="float">
            <text:p>2,649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13" calcext:value-type="float">
            <text:p>7,713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1588" calcext:value-type="float">
            <text:p>11,588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409" calcext:value-type="float">
            <text:p>409</text:p>
          </table:table-cell>
          <table:table-cell table:style-name="ce38" office:value-type="float" office:value="394" calcext:value-type="float">
            <text:p>3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2337" calcext:value-type="float">
            <text:p>2,337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713" calcext:value-type="float">
            <text:p>7,71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7" office:value-type="float" office:value="454" calcext:value-type="float">
            <text:p>454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04" calcext:value-type="float">
            <text:p>5,404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206" calcext:value-type="float">
            <text:p>206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160" calcext:value-type="float">
            <text:p>1,160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00" calcext:value-type="float">
            <text:p>3,500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260" calcext:value-type="float">
            <text:p>5,260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179" calcext:value-type="float">
            <text:p>1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071" calcext:value-type="float">
            <text:p>1,071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00" calcext:value-type="float">
            <text:p>3,50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144" calcext:value-type="float">
            <text:p>144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638" calcext:value-type="float">
            <text:p>6,638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264" calcext:value-type="float">
            <text:p>264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328" calcext:value-type="float">
            <text:p>6,328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0" calcext:value-type="float">
            <text:p>-</text:p>
          </table:table-cell>
          <table:table-cell table:number-columns-repeated="2" table:style-name="ce40" office:value-type="float" office:value="109" calcext:value-type="float">
            <text:p>109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58" office:value-type="float" office:value="310" calcext:value-type="float">
            <text:p>310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316" calcext:value-type="float">
            <text:p>6,316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49" calcext:value-type="float">
            <text:p>4,049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6275" calcext:value-type="float">
            <text:p>6,275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229" calcext:value-type="float">
            <text:p>229</text:p>
          </table:table-cell>
          <table:table-cell table:style-name="ce38" office:value-type="float" office:value="208" calcext:value-type="float">
            <text:p>208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91" calcext:value-type="float">
            <text:p>591</text:p>
          </table:table-cell>
          <table:table-cell table:style-name="ce38" office:value-type="float" office:value="795" calcext:value-type="float">
            <text:p>795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49" calcext:value-type="float">
            <text:p>4,0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57" office:value-type="float" office:value="41" calcext:value-type="float">
            <text:p>41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2831" calcext:value-type="float">
            <text:p>2,831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71" calcext:value-type="float">
            <text:p>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29" calcext:value-type="float">
            <text:p>1,829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856" calcext:value-type="float">
            <text:p>2,85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29" calcext:value-type="float">
            <text:p>1,8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-25" calcext:value-type="float">
            <text:p><text:s/>－25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485" calcext:value-type="float">
            <text:p>3,485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8" office:value-type="float" office:value="66" calcext:value-type="float">
            <text:p>66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031" calcext:value-type="float">
            <text:p>11,031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318" calcext:value-type="float">
            <text:p>318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24" calcext:value-type="float">
            <text:p>224</text:p>
          </table:table-cell>
          <table:table-cell table:style-name="ce38" office:value-type="float" office:value="591" calcext:value-type="float">
            <text:p>59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38" calcext:value-type="float">
            <text:p>1,538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75" calcext:value-type="float">
            <text:p>7,675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1306" calcext:value-type="float">
            <text:p>11,306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366" calcext:value-type="float">
            <text:p>366</text:p>
          </table:table-cell>
          <table:table-cell table:style-name="ce38" office:value-type="float" office:value="291" calcext:value-type="float">
            <text:p>291</text:p>
          </table:table-cell>
          <table:table-cell table:style-name="ce38" office:value-type="float" office:value="584" calcext:value-type="float">
            <text:p>5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86" calcext:value-type="float">
            <text:p>1,686</text:p>
          </table:table-cell>
          <table:table-cell table:style-name="ce38" office:value-type="float" office:value="90" calcext:value-type="float">
            <text:p>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676" calcext:value-type="float">
            <text:p>7,6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" calcext:value-type="float">
            <text:p>6</text:p>
          </table:table-cell>
          <table:table-cell table:style-name="ce57" office:value-type="float" office:value="-275" calcext:value-type="float">
            <text:p><text:s/>－275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116" calcext:value-type="float">
            <text:p>5,116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76" calcext:value-type="float">
            <text:p>3,576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305" calcext:value-type="float">
            <text:p>5,305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2" table:style-name="ce39" office:value-type="float" office:value="173" calcext:value-type="float">
            <text:p>173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278" calcext:value-type="float">
            <text:p>27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76" calcext:value-type="float">
            <text:p>3,5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-189" calcext:value-type="float">
            <text:p><text:s/>－189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5915" calcext:value-type="float">
            <text:p>5,915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318" calcext:value-type="float">
            <text:p>3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099" calcext:value-type="float">
            <text:p>4,099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001" calcext:value-type="float">
            <text:p>6,001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76" calcext:value-type="float">
            <text:p>176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100" calcext:value-type="float">
            <text:p>4,1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58" office:value-type="float" office:value="-86" calcext:value-type="float">
            <text:p><text:s/>－86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5541" calcext:value-type="float">
            <text:p>35,541</text:p>
          </table:table-cell>
          <table:table-cell table:style-name="ce38" office:value-type="float" office:value="754" calcext:value-type="float">
            <text:p>754</text:p>
          </table:table-cell>
          <table:table-cell table:style-name="ce38" office:value-type="float" office:value="3906" calcext:value-type="float">
            <text:p>3,906</text:p>
          </table:table-cell>
          <table:table-cell table:style-name="ce38" office:value-type="float" office:value="1866" calcext:value-type="float">
            <text:p>1,866</text:p>
          </table:table-cell>
          <table:table-cell table:style-name="ce38" office:value-type="float" office:value="2337" calcext:value-type="float">
            <text:p>2,337</text:p>
          </table:table-cell>
          <table:table-cell table:style-name="ce38" office:value-type="float" office:value="795" calcext:value-type="float">
            <text:p>795</text:p>
          </table:table-cell>
          <table:table-cell table:style-name="ce38" office:value-type="float" office:value="1686" calcext:value-type="float">
            <text:p>1,6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488" calcext:value-type="float">
            <text:p>7,488</text:p>
          </table:table-cell>
          <table:table-cell table:style-name="ce38" office:value-type="float" office:value="16075" calcext:value-type="float">
            <text:p>16,075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4714" calcext:value-type="float">
            <text:p>34,714</text:p>
          </table:table-cell>
          <table:table-cell table:style-name="ce38" office:value-type="float" office:value="694" calcext:value-type="float">
            <text:p>694</text:p>
          </table:table-cell>
          <table:table-cell table:style-name="ce38" office:value-type="float" office:value="3079" calcext:value-type="float">
            <text:p>3,079</text:p>
          </table:table-cell>
          <table:table-cell table:style-name="ce38" office:value-type="float" office:value="2015" calcext:value-type="float">
            <text:p>2,015</text:p>
          </table:table-cell>
          <table:table-cell table:style-name="ce38" office:value-type="float" office:value="2649" calcext:value-type="float">
            <text:p>2,649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1538" calcext:value-type="float">
            <text:p>1,5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12" calcext:value-type="float">
            <text:p>31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88" calcext:value-type="float">
            <text:p>7,488</text:p>
          </table:table-cell>
          <table:table-cell table:style-name="ce38" office:value-type="float" office:value="16075" calcext:value-type="float">
            <text:p>16,07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3" calcext:value-type="float">
            <text:p>23</text:p>
          </table:table-cell>
          <table:table-cell table:style-name="ce57" office:value-type="float" office:value="827" calcext:value-type="float">
            <text:p>827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408" calcext:value-type="float">
            <text:p>16,408</text:p>
          </table:table-cell>
          <table:table-cell table:style-name="ce39" office:value-type="float" office:value="351" calcext:value-type="float">
            <text:p>351</text:p>
          </table:table-cell>
          <table:table-cell table:style-name="ce39" office:value-type="float" office:value="1899" calcext:value-type="float">
            <text:p>1,899</text:p>
          </table:table-cell>
          <table:table-cell table:style-name="ce39" office:value-type="float" office:value="901" calcext:value-type="float">
            <text:p>901</text:p>
          </table:table-cell>
          <table:table-cell table:style-name="ce39" office:value-type="float" office:value="1071" calcext:value-type="float">
            <text:p>1,071</text:p>
          </table:table-cell>
          <table:table-cell table:style-name="ce39" office:value-type="float" office:value="382" calcext:value-type="float">
            <text:p>382</text:p>
          </table:table-cell>
          <table:table-cell table:style-name="ce39" office:value-type="float" office:value="805" calcext:value-type="float">
            <text:p>8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491" calcext:value-type="float">
            <text:p>3,491</text:p>
          </table:table-cell>
          <table:table-cell table:style-name="ce39" office:value-type="float" office:value="7307" calcext:value-type="float">
            <text:p>7,307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15883" calcext:value-type="float">
            <text:p>15,883</text:p>
          </table:table-cell>
          <table:table-cell table:style-name="ce39" office:value-type="float" office:value="317" calcext:value-type="float">
            <text:p>317</text:p>
          </table:table-cell>
          <table:table-cell table:style-name="ce39" office:value-type="float" office:value="1418" calcext:value-type="float">
            <text:p>1,418</text:p>
          </table:table-cell>
          <table:table-cell table:style-name="ce39" office:value-type="float" office:value="918" calcext:value-type="float">
            <text:p>918</text:p>
          </table:table-cell>
          <table:table-cell table:style-name="ce39" office:value-type="float" office:value="1160" calcext:value-type="float">
            <text:p>1,160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91" calcext:value-type="float">
            <text:p>3,491</text:p>
          </table:table-cell>
          <table:table-cell table:style-name="ce39" office:value-type="float" office:value="7307" calcext:value-type="float">
            <text:p>7,3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float" office:value="525" calcext:value-type="float">
            <text:p>525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9133" calcext:value-type="float">
            <text:p>19,133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2007" calcext:value-type="float">
            <text:p>2,007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97" calcext:value-type="float">
            <text:p>3,997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352" calcext:value-type="float">
            <text:p>35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8831" calcext:value-type="float">
            <text:p>18,831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1661" calcext:value-type="float">
            <text:p>1,661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489" calcext:value-type="float">
            <text:p>1,489</text:p>
          </table:table-cell>
          <table:table-cell table:style-name="ce40" office:value-type="float" office:value="493" calcext:value-type="float">
            <text:p>493</text:p>
          </table:table-cell>
          <table:table-cell table:style-name="ce40" office:value-type="float" office:value="808" calcext:value-type="float">
            <text:p>8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97" calcext:value-type="float">
            <text:p>3,997</text:p>
          </table:table-cell>
          <table:table-cell table:style-name="ce40" office:value-type="float" office:value="8768" calcext:value-type="float">
            <text:p>8,76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58" office:value-type="float" office:value="302" calcext:value-type="float">
            <text:p>302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19" calcext:value-type="float">
            <text:p>2,11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23" calcext:value-type="float">
            <text:p>1,92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8" calcext:value-type="float">
            <text:p>238</text:p>
          </table:table-cell>
          <table:table-cell table:style-name="ce41" office:value-type="float" office:value="1159" calcext:value-type="float">
            <text:p>1,1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196" calcext:value-type="float">
            <text:p>196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99" calcext:value-type="float">
            <text:p>99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" calcext:value-type="float">
            <text:p>137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94" calcext:value-type="float">
            <text:p>89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541" calcext:value-type="float">
            <text:p>5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05" calcext:value-type="float">
            <text:p>105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9" calcext:value-type="float">
            <text:p>1,02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618" calcext:value-type="float">
            <text:p>6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91" calcext:value-type="float">
            <text:p>9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007" calcext:value-type="float">
            <text:p>9,007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576" calcext:value-type="float">
            <text:p>1,576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4381" calcext:value-type="float">
            <text:p>4,381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340" calcext:value-type="float">
            <text:p>8,340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621" calcext:value-type="float">
            <text:p>621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7" calcext:value-type="float">
            <text:p>1,387</text:p>
          </table:table-cell>
          <table:table-cell table:style-name="ce41" office:value-type="float" office:value="4381" calcext:value-type="float">
            <text:p>4,3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" calcext:value-type="float">
            <text:p>11</text:p>
          </table:table-cell>
          <table:table-cell table:style-name="ce59" office:value-type="float" office:value="667" calcext:value-type="float">
            <text:p>667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47" calcext:value-type="float">
            <text:p>4,147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314" calcext:value-type="float">
            <text:p>314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8" calcext:value-type="float">
            <text:p>608</text:p>
          </table:table-cell>
          <table:table-cell table:style-name="ce42" office:value-type="float" office:value="2014" calcext:value-type="float">
            <text:p>2,0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862" calcext:value-type="float">
            <text:p>3,862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74" calcext:value-type="float">
            <text:p>474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2014" calcext:value-type="float">
            <text:p>2,0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60" office:value-type="float" office:value="285" calcext:value-type="float">
            <text:p>285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860" calcext:value-type="float">
            <text:p>4,860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834" calcext:value-type="float">
            <text:p>834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1" calcext:value-type="float">
            <text:p>731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478" calcext:value-type="float">
            <text:p>4,478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585" calcext:value-type="float">
            <text:p>585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2367" calcext:value-type="float">
            <text:p>2,36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60" office:value-type="float" office:value="382" calcext:value-type="float">
            <text:p>382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82" calcext:value-type="float">
            <text:p>1,98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8" calcext:value-type="float">
            <text:p>788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59" office:value-type="float" office:value="349" calcext:value-type="float">
            <text:p>349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83" calcext:value-type="float">
            <text:p>1,08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2" calcext:value-type="float">
            <text:p>492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70" calcext:value-type="float">
            <text:p>87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213" calcext:value-type="float">
            <text:p>21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12" calcext:value-type="float">
            <text:p>1,11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9" calcext:value-type="float">
            <text:p>439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136" calcext:value-type="float">
            <text:p>136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35" calcext:value-type="float">
            <text:p>1,83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68" calcext:value-type="float">
            <text:p>1,76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0" calcext:value-type="float">
            <text:p>430</text:p>
          </table:table-cell>
          <table:table-cell table:style-name="ce41" office:value-type="float" office:value="797" calcext:value-type="float">
            <text:p>7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67" calcext:value-type="float">
            <text:p>67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6" calcext:value-type="float">
            <text:p>79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43" calcext:value-type="float">
            <text:p>4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96" calcext:value-type="float">
            <text:p>99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45" calcext:value-type="float">
            <text:p>145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443" calcext:value-type="float">
            <text:p>4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24" calcext:value-type="float">
            <text:p>24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647" calcext:value-type="float">
            <text:p>3,64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794" calcext:value-type="float">
            <text:p>79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591" calcext:value-type="float">
            <text:p><text:s/>－591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9" calcext:value-type="float">
            <text:p>1,63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702" calcext:value-type="float">
            <text:p>70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280" calcext:value-type="float">
            <text:p><text:s/>－280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97" calcext:value-type="float">
            <text:p>1,69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008" calcext:value-type="float">
            <text:p>2,00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311" calcext:value-type="float">
            <text:p><text:s/>－31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4" calcext:value-type="float">
            <text:p>1,67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57" calcext:value-type="float">
            <text:p>45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746" calcext:value-type="float">
            <text:p>74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26" calcext:value-type="float">
            <text:p><text:s/>－126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9" calcext:value-type="float">
            <text:p>18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348" calcext:value-type="float">
            <text:p>34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1" calcext:value-type="float">
            <text:p><text:s/>－11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5" calcext:value-type="float">
            <text:p>99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" calcext:value-type="float">
            <text:p>188</text:p>
          </table:table-cell>
          <table:table-cell table:style-name="ce43" office:value-type="float" office:value="398" calcext:value-type="float">
            <text:p>3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115" calcext:value-type="float">
            <text:p><text:s/>－115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480" calcext:value-type="float">
            <text:p>2,48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256" calcext:value-type="float">
            <text:p>2,25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224" calcext:value-type="float">
            <text:p>224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34" calcext:value-type="float">
            <text:p>1,1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126" calcext:value-type="float">
            <text:p>126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15" calcext:value-type="float">
            <text:p>315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1" calcext:value-type="float">
            <text:p>261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98" calcext:value-type="float">
            <text:p>98</text:p>
          </table:table-cell>
          <table:table-cell table:style-name="ce64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4" calcext:value-type="float">
            <text:p>704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98" calcext:value-type="float">
            <text:p>1,79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9" calcext:value-type="float">
            <text:p>709</text:p>
          </table:table-cell>
          <table:table-cell table:style-name="ce41" office:value-type="float" office:value="509" calcext:value-type="float">
            <text:p>5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28" calcext:value-type="float">
            <text:p><text:s/>－28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1" calcext:value-type="float">
            <text:p>321</text:p>
          </table:table-cell>
          <table:table-cell table:style-name="ce42" office:value-type="float" office:value="233" calcext:value-type="float">
            <text:p>23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5" calcext:value-type="float">
            <text:p><text:s/>－5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9" calcext:value-type="float">
            <text:p>389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3" calcext:value-type="float">
            <text:p>98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276" calcext:value-type="float">
            <text:p>2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23" calcext:value-type="float">
            <text:p><text:s/>－23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08" calcext:value-type="float">
            <text:p>6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996" calcext:value-type="float">
            <text:p>2,99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1564" calcext:value-type="float">
            <text:p>1,56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59" office:value-type="float" office:value="12" calcext:value-type="float">
            <text:p>12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90" calcext:value-type="float">
            <text:p>1,39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76" calcext:value-type="float">
            <text:p>2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742" calcext:value-type="float">
            <text:p>74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93" calcext:value-type="float">
            <text:p>1,39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742" calcext:value-type="float">
            <text:p>7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3" calcext:value-type="float">
            <text:p><text:s/>－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18" calcext:value-type="float">
            <text:p>1,61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32" calcext:value-type="float">
            <text:p>3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3" calcext:value-type="float">
            <text:p>1,60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51" calcext:value-type="float">
            <text:p>3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822" calcext:value-type="float">
            <text:p>8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5" calcext:value-type="float">
            <text:p>15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164" calcext:value-type="float">
            <text:p>164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91" calcext:value-type="float">
            <text:p>49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10" calcext:value-type="float">
            <text:p>110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09" calcext:value-type="float">
            <text:p>50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78" calcext:value-type="float">
            <text:p>1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54" calcext:value-type="float">
            <text:p>54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40" calcext:value-type="float">
            <text:p>1,74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994" calcext:value-type="float">
            <text:p>9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21" calcext:value-type="float">
            <text:p>21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468" calcext:value-type="float">
            <text:p>4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29" calcext:value-type="float">
            <text:p>29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16" calcext:value-type="float">
            <text:p>9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526" calcext:value-type="float">
            <text:p>5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526" calcext:value-type="float">
            <text:p>5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8" calcext:value-type="float">
            <text:p><text:s/>－8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06" calcext:value-type="float">
            <text:p>10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42" calcext:value-type="float">
            <text:p><text:s/>－42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4" calcext:value-type="float">
            <text:p><text:s/>－14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28" calcext:value-type="float">
            <text:p><text:s/>－28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348" calcext:value-type="float">
            <text:p>348</text:p>
          </table:table-cell>
          <table:table-cell table:style-name="ce41" office:value-type="float" office:value="221" calcext:value-type="float">
            <text:p>221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88" calcext:value-type="float">
            <text:p>388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900" calcext:value-type="float">
            <text:p>90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15" calcext:value-type="float">
            <text:p><text:s/>－115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405" calcext:value-type="float">
            <text:p>4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405" calcext:value-type="float">
            <text:p>4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3" calcext:value-type="float">
            <text:p><text:s/>－6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495" calcext:value-type="float">
            <text:p>49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05" calcext:value-type="float">
            <text:p>205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95" calcext:value-type="float">
            <text:p>4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52" calcext:value-type="float">
            <text:p><text:s/>－52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8" calcext:value-type="float">
            <text:p>1,96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21" calcext:value-type="float">
            <text:p>721</text:p>
          </table:table-cell>
          <table:table-cell table:style-name="ce41" office:value-type="float" office:value="825" calcext:value-type="float">
            <text:p>8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156" calcext:value-type="float">
            <text:p>156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360" calcext:value-type="float">
            <text:p>3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4" calcext:value-type="float">
            <text:p>90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60" calcext:value-type="float">
            <text:p>3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63" calcext:value-type="float">
            <text:p>6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7" calcext:value-type="float">
            <text:p>1,15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465" calcext:value-type="float">
            <text:p>46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4" calcext:value-type="float">
            <text:p>1,06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465" calcext:value-type="float">
            <text:p>46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93" calcext:value-type="float">
            <text:p>93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48" calcext:value-type="float">
            <text:p>1,14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75" calcext:value-type="float">
            <text:p>1,275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358" calcext:value-type="float">
            <text:p>35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27" calcext:value-type="float">
            <text:p><text:s/>－127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0" calcext:value-type="float">
            <text:p>56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152" calcext:value-type="float">
            <text:p>1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73" calcext:value-type="float">
            <text:p><text:s/>－7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5" calcext:value-type="float">
            <text:p>7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206" calcext:value-type="float">
            <text:p>2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54" calcext:value-type="float">
            <text:p><text:s/>－54</text:p>
          </table:table-cell>
          <table:table-cell table:style-name="ce64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98" calcext:value-type="float">
            <text:p>198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12" calcext:value-type="float">
            <text:p>31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49" calcext:value-type="float">
            <text:p>34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38" calcext:value-type="float">
            <text:p>73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49" calcext:value-type="float">
            <text:p>34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57" office:value-type="float" office:value="430" calcext:value-type="float">
            <text:p>430</text:p>
          </table:table-cell>
          <table:table-cell table:style-name="ce64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70" calcext:value-type="float">
            <text:p>67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09" calcext:value-type="float">
            <text:p>109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85" calcext:value-type="float">
            <text:p>18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17" calcext:value-type="float">
            <text:p>41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89" calcext:value-type="float">
            <text:p>18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253" calcext:value-type="float">
            <text:p>25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498" calcext:value-type="float">
            <text:p>49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27" calcext:value-type="float">
            <text:p>127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1" calcext:value-type="float">
            <text:p>3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2" table:style-name="ce40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60" calcext:value-type="float">
            <text:p>16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8" office:value-type="float" office:value="177" calcext:value-type="float">
            <text:p>177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72" calcext:value-type="float">
            <text:p>27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74" calcext:value-type="float">
            <text:p>67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31" calcext:value-type="float">
            <text:p>13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37" calcext:value-type="float">
            <text:p>33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381" calcext:value-type="float">
            <text:p>381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0" calcext:value-type="float">
            <text:p>180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370" calcext:value-type="float">
            <text:p>37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68" calcext:value-type="float">
            <text:p>6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17" calcext:value-type="float">
            <text:p>217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17" calcext:value-type="float">
            <text:p>1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4" calcext:value-type="float">
            <text:p>30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9" calcext:value-type="float">
            <text:p>29</text:p>
          </table:table-cell>
          <table:table-cell table:number-columns-repeated="2" table:style-name="ce43" office:value-type="float" office:value="15" calcext:value-type="float">
            <text:p>1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164" calcext:value-type="float">
            <text:p>164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49" calcext:value-type="float">
            <text:p>49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6" calcext:value-type="float">
            <text:p>36</text:p>
          </table:table-cell>
          <table:table-cell table:style-name="ce64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13" calcext:value-type="float">
            <text:p>13</text:p>
          </table:table-cell>
          <table:table-cell table:style-name="ce64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1" office:value-type="string" calcext:value-type="string">
            <text:p>內政部戶政司 民國103年7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2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3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7-07T13:28:33</meta:creation-date>
    <dc:creator>user</dc:creator>
    <dc:date>2014-07-07T13:28:59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